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4"/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g_droi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_milieu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g_gauch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r. retou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ved ebp</text:p>
          </table:table-cell>
          <table:table-cell office:value-type="string" calcext:value-type="string">
            <text:p>← ebp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var_locale1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var_locale2</text:p>
          </table:table-cell>
          <table:table-cell office:value-type="string" calcext:value-type="string">
            <text:p>← esp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office:value-type="float" office:value="-36" calcext:value-type="float">
            <text:p>-36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00-00-00</text:date>, <text:time style:data-style-name="N2" text:time-value="21:01:20.608964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9:53:45.149412245</meta:creation-date>
    <dc:date>2016-12-01T20:59:53.996313063</dc:date>
    <meta:editing-duration>PT1H1M15S</meta:editing-duration>
    <meta:editing-cycles>2</meta:editing-cycles>
    <meta:generator>LibreOffice/5.1.5.2$Linux_X86_64 LibreOffice_project/10$Build-2</meta:generator>
    <meta:document-statistic meta:table-count="1" meta:cell-count="27" meta:object-count="0"/>
  </office:meta>
</office:document-meta>
</file>